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367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13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Fabricated</text:p>
          </table:table-cell>
          <table:table-cell table:number-columns-repeated="7"/>
        </table:table-row>
        <table:table-row table:style-name="ro1">
          <table:table-cell office:value-type="string">
            <text:p>Altar/Shrine/Temple</text:p>
          </table:table-cell>
          <table:table-cell office:value-type="string">
            <text:p>Earthwork</text:p>
          </table:table-cell>
          <table:table-cell office:value-type="string">
            <text:p>Easy to Spot</text:p>
          </table:table-cell>
          <table:table-cell office:value-type="string">
            <text:p>Artistic/Whimsical</text:p>
          </table:table-cell>
          <table:table-cell office:value-type="string">
            <text:p>Prehistoric</text:p>
          </table:table-cell>
          <table:table-cell office:value-type="string">
            <text:p>Feared</text:p>
          </table:table-cell>
          <table:table-cell office:value-type="string">
            <text:p>Small</text:p>
          </table:table-cell>
          <table:table-cell office:value-type="string">
            <text:p>Ruined/Defaced/Unrecognizable</text:p>
          </table:table-cell>
        </table:table-row>
        <table:table-row table:style-name="ro1">
          <table:table-cell office:value-type="string">
            <text:p>Building/Structure</text:p>
          </table:table-cell>
          <table:table-cell office:value-type="string">
            <text:p>Common Metal</text:p>
          </table:table-cell>
          <table:table-cell office:value-type="string">
            <text:p>Local Legend</text:p>
          </table:table-cell>
          <table:table-cell office:value-type="string">
            <text:p>Commemorative</text:p>
          </table:table-cell>
          <table:table-cell office:value-type="string">
            <text:p>Ancient</text:p>
          </table:table-cell>
          <table:table-cell office:value-type="string">
            <text:p>Loved</text:p>
          </table:table-cell>
          <table:table-cell office:value-type="string">
            <text:p>Medium</text:p>
          </table:table-cell>
          <table:table-cell office:value-type="string">
            <text:p>Weathered/Overgrown</text:p>
          </table:table-cell>
        </table:table-row>
        <table:table-row table:style-name="ro2">
          <table:table-cell office:value-type="string">
            <text:p>Carving/Relief</text:p>
          </table:table-cell>
          <table:table-cell office:value-type="string">
            <text:p>Rare Metal</text:p>
          </table:table-cell>
          <table:table-cell office:value-type="string">
            <text:p>Local Superstition</text:p>
          </table:table-cell>
          <table:table-cell office:value-type="string">
            <text:p>Cultural</text:p>
          </table:table-cell>
          <table:table-cell office:value-type="string">
            <text:p>Old</text:p>
          </table:table-cell>
          <table:table-cell office:value-type="string">
            <text:p>Unawared</text:p>
          </table:table-cell>
          <table:table-cell office:value-type="string">
            <text:p>Large</text:p>
          </table:table-cell>
          <table:table-cell office:value-type="string">
            <text:p>Fair/Restored/Maintain</text:p>
          </table:table-cell>
        </table:table-row>
        <table:table-row table:style-name="ro2">
          <table:table-cell office:value-type="string">
            <text:p>Marking/Symbol</text:p>
          </table:table-cell>
          <table:table-cell office:value-type="string">
            <text:p>Petrified Organics</text:p>
          </table:table-cell>
          <table:table-cell office:value-type="string">
            <text:p>Misinterpreted Purpose</text:p>
          </table:table-cell>
          <table:table-cell office:value-type="string">
            <text:p>Decree/Punishment</text:p>
          </table:table-cell>
          <table:table-cell office:value-type="string">
            <text:p>Recent</text:p>
          </table:table-cell>
          <table:table-cell office:value-type="string">
            <text:p>Worshipped</text:p>
          </table:table-cell>
          <table:table-cell office:value-type="string">
            <text:p>Gargantuan</text:p>
          </table:table-cell>
          <table:table-cell office:value-type="string">
            <text:p>Pristine/Well Maintained</text:p>
          </table:table-cell>
        </table:table-row>
        <table:table-row table:style-name="ro1">
          <table:table-cell office:value-type="string">
            <text:p>Monument/Obelisk</text:p>
          </table:table-cell>
          <table:table-cell office:value-type="string">
            <text:p>Plain Stones</text:p>
          </table:table-cell>
          <table:table-cell office:value-type="string">
            <text:p>Oddity/Resource</text:p>
          </table:table-cell>
          <table:table-cell office:value-type="string">
            <text:p>Historic</text:p>
          </table:table-cell>
          <table:table-cell table:number-columns-repeated="4"/>
        </table:table-row>
        <table:table-row table:style-name="ro1">
          <table:table-cell office:value-type="string">
            <text:p>Statue</text:p>
          </table:table-cell>
          <table:table-cell office:value-type="string">
            <text:p>Fancy Stones</text:p>
          </table:table-cell>
          <table:table-cell office:value-type="string">
            <text:p>Simple Curiosity</text:p>
          </table:table-cell>
          <table:table-cell office:value-type="string">
            <text:p>Religiou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+Natural</text:p>
          </table:table-cell>
          <table:table-cell office:value-type="string">
            <text:p>Unidentified</text:p>
          </table:table-cell>
          <table:table-cell office:value-type="string">
            <text:p>Battle/Birth/Death/Injury</text:p>
          </table:table-cell>
          <table:table-cell table:style-name="ce3" office:value-type="string">
            <text:p>Special</text:p>
          </table:table-cell>
          <table:table-cell table:number-columns-repeated="4"/>
        </table:table-row>
        <table:table-row table:style-name="ro1">
          <table:table-cell table:number-columns-repeated="3" office:value-type="string">
            <text:p>x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Natural</text:p>
          </table:table-cell>
          <table:table-cell table:number-columns-repeated="7"/>
        </table:table-row>
        <table:table-row table:style-name="ro1">
          <table:table-cell office:value-type="string">
            <text:p>Boulder</text:p>
          </table:table-cell>
          <table:table-cell/>
          <table:table-cell office:value-type="string">
            <text:p>Easy to Spot</text:p>
          </table:table-cell>
          <table:table-cell/>
          <table:table-cell office:value-type="string">
            <text:p>Prehistoric</text:p>
          </table:table-cell>
          <table:table-cell office:value-type="string">
            <text:p>Feared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Burrow/Cave</text:p>
          </table:table-cell>
          <table:table-cell/>
          <table:table-cell office:value-type="string">
            <text:p>Local Legend</text:p>
          </table:table-cell>
          <table:table-cell/>
          <table:table-cell office:value-type="string">
            <text:p>Ancient</text:p>
          </table:table-cell>
          <table:table-cell office:value-type="string">
            <text:p>Loved</text:p>
          </table:table-cell>
          <table:table-cell office:value-type="string">
            <text:p>Medium</text:p>
          </table:table-cell>
          <table:table-cell/>
        </table:table-row>
        <table:table-row table:style-name="ro2">
          <table:table-cell office:value-type="string">
            <text:p>Canyon/Cliff/Ridge</text:p>
          </table:table-cell>
          <table:table-cell/>
          <table:table-cell office:value-type="string">
            <text:p>Local Superstition</text:p>
          </table:table-cell>
          <table:table-cell/>
          <table:table-cell office:value-type="string">
            <text:p>Old</text:p>
          </table:table-cell>
          <table:table-cell office:value-type="string">
            <text:p>Unawared</text:p>
          </table:table-cell>
          <table:table-cell office:value-type="string">
            <text:p>Large</text:p>
          </table:table-cell>
          <table:table-cell/>
        </table:table-row>
        <table:table-row table:style-name="ro2">
          <table:table-cell office:value-type="string">
            <text:p>Earthen Formation</text:p>
          </table:table-cell>
          <table:table-cell/>
          <table:table-cell office:value-type="string">
            <text:p>Humanoid-esq</text:p>
          </table:table-cell>
          <table:table-cell/>
          <table:table-cell office:value-type="string">
            <text:p>Recent</text:p>
          </table:table-cell>
          <table:table-cell office:value-type="string">
            <text:p>Worshipped</text:p>
          </table:table-cell>
          <table:table-cell office:value-type="string">
            <text:p>Gargantuan</text:p>
          </table:table-cell>
          <table:table-cell/>
        </table:table-row>
        <table:table-row table:style-name="ro1">
          <table:table-cell office:value-type="string">
            <text:p>Floral Formation</text:p>
          </table:table-cell>
          <table:table-cell/>
          <table:table-cell office:value-type="string">
            <text:p>Oddity/Resource</text:p>
          </table:table-cell>
          <table:table-cell table:number-columns-repeated="5"/>
        </table:table-row>
        <table:table-row table:style-name="ro1">
          <table:table-cell office:value-type="string">
            <text:p>Geyser/Pond/Spring</text:p>
          </table:table-cell>
          <table:table-cell/>
          <table:table-cell table:style-name="ce2" office:value-type="string">
            <text:p>Special</text:p>
          </table:table-cell>
          <table:table-cell table:number-columns-repeated="5"/>
        </table:table-row>
        <table:table-row table:style-name="ro1">
          <table:table-cell office:value-type="string">
            <text:p>Pit/Quicksand/Sinkhole</text:p>
          </table:table-cell>
          <table:table-cell/>
          <table:table-cell office:value-type="string">
            <text:p>Battle/Birth/Death/Injury</text:p>
          </table:table-cell>
          <table:table-cell table:number-columns-repeated="5"/>
        </table:table-row>
        <table:table-row table:style-name="ro1">
          <table:table-cell office:value-type="string">
            <text:p>x2</text:p>
          </table:table-cell>
          <table:table-cell/>
          <table:table-cell office:value-type="string">
            <text:p>x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Special</text:p>
          </table:table-cell>
          <table:table-cell table:number-columns-repeated="7"/>
        </table:table-row>
        <table:table-row table:style-name="ro1">
          <table:table-cell office:value-type="string">
            <text:p>Dimensional Rift</text:p>
          </table:table-cell>
          <table:table-cell office:value-type="string">
            <text:p>Any</text:p>
          </table:table-cell>
          <table:table-cell table:number-columns-repeated="6"/>
        </table:table-row>
        <table:table-row table:style-name="ro1">
          <table:table-cell office:value-type="string">
            <text:p>Hidden Space</text:p>
          </table:table-cell>
          <table:table-cell office:value-type="string">
            <text:p>Connected</text:p>
          </table:table-cell>
          <table:table-cell table:number-columns-repeated="6"/>
        </table:table-row>
        <table:table-row table:style-name="ro1">
          <table:table-cell office:value-type="string">
            <text:p>Magical Boon</text:p>
          </table:table-cell>
          <table:table-cell office:value-type="string">
            <text:p>Other</text:p>
          </table:table-cell>
          <table:table-cell table:number-columns-repeated="6"/>
        </table:table-row>
        <table:table-row table:style-name="ro1">
          <table:table-cell office:value-type="string">
            <text:p>Magical Curse</text:p>
          </table:table-cell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>
            <text:p>Teleportation</text:p>
          </table:table-cell>
          <table:table-cell office:value-type="string">
            <text:p>Sacrifice</text:p>
          </table:table-cell>
          <table:table-cell table:number-columns-repeated="6"/>
        </table:table-row>
        <table:table-row table:style-name="ro1">
          <table:table-cell office:value-type="string">
            <text:p>x2</text:p>
          </table:table-cell>
          <table:table-cell office:value-type="string">
            <text:p>Event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6">07/16/2022</text:date>, <text:time>14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6T13:42:27.39</meta:creation-date>
    <dc:date>2022-07-16T14:34:35.62</dc:date>
    <meta:editing-duration>PT21M47S</meta:editing-duration>
    <meta:editing-cycles>1</meta:editing-cycles>
    <meta:document-statistic meta:table-count="3" meta:cell-count="90" meta:object-count="0"/>
    <meta:generator>OpenOffice/4.1.12$Win32 OpenOffice.org_project/4112m1$Build-9809</meta:generator>
  </office:meta>
</office:document-meta>
</file>